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kub Rozenbajger, 228078</text:p>
      <text:p text:style-name="P8"/>
      <text:p text:style-name="P8"/>
      <text:p text:style-name="P9">The travelling thief problem</text:p>
      <text:p text:style-name="P8"/>
      <text:p text:style-name="P7">Metaheurystyki w rozwiązywaniu problemów</text:p>
      <text:p text:style-name="P7">PT 7: 30 </text:p>
      <text:p text:style-name="P7"/>
      <text:list xml:id="list2185311240" text:style-name="L1">
        <text:list-item>
          <text:p text:style-name="P1">Opis problemu</text:p>
        </text:list-item>
      </text:list>
      <text:p text:style-name="P4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3"/>
      <text:list xml:id="list12545528179099" text:continue-numbering="true" text:style-name="L1">
        <text:list-item>
          <text:p text:style-name="P2">Realizacja</text:p>
        </text:list-item>
      </text:list>
      <text:p text:style-name="P5"><text:tab/></text:p>
      <text:p text:style-name="P3"/>
      <text:p text:style-name="P3"/>
      <text:list xml:id="list12545962563036" text:continue-numbering="true" text:style-name="L1">
        <text:list-item>
          <text:p text:style-name="P2">Parametry</text:p>
        </text:list-item>
        <text:list-item>
          <text:p text:style-name="P2">Zbadanie działania algorytmu</text:p>
        </text:list-item>
        <text:list-item>
          <text:p text:style-name="P2">Wnios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0-19T01:25:44.879638347</dc:date>
    <meta:editing-duration>PT6M59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1" meta:word-count="113" meta:character-count="883" meta:non-whitespace-character-count="781"/>
  </office:meta>
</office:document-meta>
</file>